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T Sans1" svg:font-family="'PT Sans'"/>
    <style:font-face style:name="Liberation Sans1" svg:font-family="'Liberation Sans'" style:font-pitch="variable"/>
    <style:font-face style:name="PT Sans" svg:font-family="'PT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T Sans2" svg:font-family="'PT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28cm" draw:stroke-linejoin="miter" draw:fill="solid" draw:fill-color="#4d4d4d"/>
    </style:style>
    <style:style style:name="gr2" style:family="graphic" style:parent-style-name="standard">
      <style:graphic-properties draw:stroke="solid" svg:stroke-width="0.157cm" svg:stroke-color="#4d4d4d" draw:stroke-linejoin="round" draw:fill="solid" draw:fill-color="#4d4d4d" fo:padding-top="0.203cm" fo:padding-bottom="0.203cm" fo:padding-left="0.328cm" fo:padding-right="0.328cm"/>
    </style:style>
    <style:style style:name="gr3" style:family="graphic" style:parent-style-name="standard">
      <style:graphic-properties draw:stroke="none" svg:stroke-width="0.021cm" draw:stroke-linejoin="miter" draw:fill="solid" draw:fill-color="#4d4d4d"/>
    </style:style>
    <style:style style:name="gr4" style:family="graphic" style:parent-style-name="standard">
      <style:graphic-properties draw:stroke="none" svg:stroke-width="0.021cm" draw:stroke-linejoin="miter" draw:fill="solid" draw:fill-color="#006f9c"/>
    </style:style>
    <style:style style:name="gr5" style:family="graphic" style:parent-style-name="standard">
      <style:graphic-properties draw:stroke="none" svg:stroke-width="0.021cm" draw:stroke-linejoin="miter" draw:fill="solid" draw:fill-color="#0a70a0"/>
    </style:style>
    <style:style style:name="gr6" style:family="graphic" style:parent-style-name="standard">
      <style:graphic-properties draw:stroke="none" svg:stroke-width="0.061cm" draw:stroke-linejoin="miter" draw:fill="solid" draw:fill-color="#4d4d4d"/>
    </style:style>
    <style:style style:name="gr7" style:family="graphic" style:parent-style-name="standard">
      <style:graphic-properties draw:stroke="none" svg:stroke-color="#000000" draw:fill="none" draw:fill-color="#ffffff" draw:fill-image-width="0cm" draw:fill-image-height="0cm" fo:min-height="4.4cm"/>
    </style:style>
    <style:style style:name="P1" style:family="paragraph">
      <loext:graphic-properties draw:fill="solid" draw:fill-color="#4d4d4d"/>
    </style:style>
    <style:style style:name="P2" style:family="paragraph">
      <loext:graphic-properties draw:fill="solid" draw:fill-color="#006f9c"/>
    </style:style>
    <style:style style:name="P3" style:family="paragraph">
      <loext:graphic-properties draw:fill="solid" draw:fill-color="#0a70a0"/>
    </style:style>
    <style:style style:name="P4" style:family="paragraph">
      <style:paragraph-properties fo:text-align="center"/>
    </style:style>
    <style:style style:name="P5" style:family="paragraph">
      <loext:graphic-properties draw:fill="none" draw:fill-color="#ffffff" draw:fill-image-width="0cm" draw:fill-image-height="0cm"/>
      <style:paragraph-properties fo:text-align="center"/>
      <style:text-properties style:font-name="PT Sans2" fo:font-size="34pt" fo:font-weight="bold" style:font-size-asian="34pt" style:font-weight-asian="bold" style:font-size-complex="34pt" style:font-weight-complex="bold"/>
    </style:style>
    <style:style style:name="T1" style:family="text">
      <style:text-properties style:font-name="PT Sans2" fo:font-size="72pt" fo:font-weight="bold" style:font-size-asian="72pt" style:font-weight-asian="bold" style:font-size-complex="72pt" style:font-weight-complex="bold"/>
    </style:style>
    <style:style style:name="T2" style:family="text">
      <style:text-properties style:font-name="PT Sans2" fo:font-size="34pt" fo:font-weight="bold" style:font-size-asian="34pt" style:font-weight-asian="bold" style:font-size-complex="3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7.757cm" svg:height="12.036cm" svg:x="6.116cm" svg:y="2.741cm" svg:viewBox="0 0 7758 12037" draw:points="6829,3053 7079,3402 7369,5428 7376,6273 7758,10767 6940,11302 5212,10827 2041,12037 0,10939 0,8350 199,8153 225,6558 371,6219 520,5624 511,5336 769,4467 976,5303 1001,5582 1068,6090 1381,4974 1381,4611 1691,3567 2023,4686 2070,4998 5114,6135 5502,6676 5541,5567 5634,4927 5713,3528 5997,3171 6212,75 6478,0">
          <text:p/>
        </draw:polygon>
        <draw:polygon draw:style-name="gr2" draw:text-style-name="P1" draw:layer="layout" svg:width="7.757cm" svg:height="12.036cm" svg:x="6.116cm" svg:y="2.741cm" svg:viewBox="0 0 7758 12037" draw:points="6829,3053 7079,3402 7369,5428 7376,6273 7758,10767 6940,11302 5212,10827 2041,12037 0,10939 0,8350 199,8153 225,6558 371,6219 520,5624 511,5336 769,4467 976,5303 1001,5582 1068,6090 1381,4974 1381,4611 1691,3567 2023,4686 2070,4998 5114,6135 5502,6676 5541,5567 5634,4927 5713,3528 5997,3171 6212,75 6478,0">
          <text:p/>
        </draw:polygon>
        <draw:path draw:style-name="gr1" draw:text-style-name="P1" draw:layer="layout" svg:width="1.308cm" svg:height="1.467cm" svg:x="13.532cm" svg:y="7.616cm" svg:viewBox="0 0 1309 1468" svg:d="M904 32c-206-67-398-29-563 123 92-25 230-17 317 21 169 70 230 252 182 417-42 145-213 233-390 202-27-4-63-40-59-73 4-42 46-15 69-13 144 13 221-21 267-121 46-98 23-227-50-294-150-137-417-83-503 105-29 64-39 135-43 204-17 263 8 373-130 496-4 129 5 257 50 369 15-54 34-87 32-87 66-71 169-155 329-194 86-21 167-11 252-2 299 25 572-171 630-449 67-317-94-608-390-704z">
          <text:p/>
        </draw:path>
        <draw:path draw:style-name="gr3" draw:text-style-name="P1" draw:layer="layout" svg:width="1.625cm" svg:height="1.7cm" svg:x="12.059cm" svg:y="1.209cm" svg:viewBox="0 0 1626 1701" svg:d="M1424 680c-19-21-65-10-109 17-14 8-10 6-14 8-29 21-88 29-54 75 37 73 77 142 108 213 31 69 46 142 38 219-11 106-76 146-176 133-83-10-160-43-233-83-271-152-475-367-598-653-30-66-53-135-59-208-2-27-2-56 2-83 11-73 57-109 130-94 50 10 102 25 150 44 106 43 169 77 258 145 15 13 25 15 44 3 37-23 2-9 77-71 11-9 23-42 29-57 13-25-29-58-50-73-71-48-108-70-179-116-94-61-198-92-306-98-157-9-276 60-357 191-71 115-106 242-119 374-19 193 11 383 81 565 67 171 169 314 324 419 118 79 252 125 394 143 162 21 319 3 473-58 94-37 177-90 246-163 83-87 110-193 100-310-21-179-104-336-200-482z">
          <text:p/>
        </draw:path>
        <draw:path draw:style-name="gr3" draw:text-style-name="P1" draw:layer="layout" svg:width="0.698cm" svg:height="0.697cm" svg:x="12.956cm" svg:y="1.303cm" svg:viewBox="0 0 699 698" svg:d="M471 290c90 34 163 13 204-54 38-60 29-140-23-192s-133-58-194-17c-66 46-81 119-44 211-25 17-50 36-77 52-102 71-204 140-309 211-27 19-33 33-25 67 21 64 63 108 130 127 29 8 46 0 64-25 86-121 172-240 259-361 4-6 11-10 15-19z">
          <text:p/>
        </draw:path>
        <draw:path draw:style-name="gr4" draw:text-style-name="P2" draw:layer="layout" svg:width="1.198cm" svg:height="1.581cm" svg:x="21.591cm" svg:y="10.123cm" svg:viewBox="0 0 1199 1582" svg:d="M1185 903c-7-50-173-32-173 10 2 70 7 136 4 203-2 64-16 124-51 181-47 77-109 84-184 38-59-38-106-93-146-150-149-215-226-453-213-715 3-62 10-122 32-181 7-23 21-45 32-62 35-52 85-63 135-25 34 28 69 57 96 89 64 72 112 154 153 240 9 16 16 21 32 18 68 5 123-38 125-59 19-16 2-52-8-70-35-62-67-126-104-188-47-80-116-144-196-189-116-64-230-55-342 16-96 59-171 143-228 240-87 141-133 294-146 458-12 153 13 302 92 436 62 104 144 188 245 256 117 76 243 119 379 130 85 8 169-2 249-32 94-34 155-107 190-198 52-153 47-300 27-446z">
          <text:p/>
        </draw:path>
        <draw:path draw:style-name="gr4" draw:text-style-name="P2" draw:layer="layout" svg:width="0.695cm" svg:height="0.402cm" svg:x="22.314cm" svg:y="10.578cm" svg:viewBox="0 0 696 403" svg:d="M459 206c57 57 119 69 176 34 52-32 74-97 52-154-19-57-79-94-141-85-67 11-106 60-112 145-24 5-51 8-76 12-105 16-209 30-313 48-27 5-40 12-43 39-9 57 9 105 50 144 21 18 35 18 57 5 110-60 219-119 331-179 7-4 14-7 19-9z">
          <text:p/>
        </draw:path>
        <draw:path draw:style-name="gr5" draw:text-style-name="P3" draw:layer="layout" svg:width="2.177cm" svg:height="1.913cm" svg:x="19.196cm" svg:y="6.113cm" svg:viewBox="0 0 2178 1914" svg:d="M442 481c57-44 215 139 174 182-72 71-142 138-206 210-59 69-105 151-121 242-25 130 34 199 158 221 102 20 203 8 303-15 370-82 688-260 936-552 57-67 108-142 143-223 13-32 22-65 27-99 15-90-27-149-119-156-64-7-128-7-190-3-139 12-272 55-402 101-22 9-34 9-52-11-76-62-94-158-71-186-5-35 47-57 79-68 99-32 198-68 300-96 131-37 265-37 396-5 189 47 300 169 349 355 43 160 40 322 5 482-49 236-149 447-297 635-141 175-312 310-530 374-169 52-339 57-512 27-199-34-377-112-533-238-97-77-176-168-230-280-68-131-60-267-9-398 80-211 233-365 402-499z">
          <text:p/>
        </draw:path>
        <draw:path draw:style-name="gr4" draw:text-style-name="P2" draw:layer="layout" svg:width="0.685cm" svg:height="0.968cm" svg:x="19.652cm" svg:y="5.962cm" svg:viewBox="0 0 686 969" svg:d="M227 376c-119 5-196-44-221-139-22-85 18-176 98-215 78-43 176-21 233 50 61 76 54 167-25 262 22 30 47 60 69 89 95 119 191 238 285 357 25 32 27 52 6 86-48 71-114 105-196 103-41 0-55-16-68-53-57-171-117-344-174-515 0-5-4-16-7-25z">
          <text:p/>
        </draw:path>
        <draw:path draw:style-name="gr4" draw:text-style-name="P2" draw:layer="layout" svg:width="2.003cm" svg:height="2.221cm" svg:x="17.7cm" svg:y="8.778cm" svg:viewBox="0 0 2004 2222" svg:d="M1796 973c0-107-7-215-44-315-107-292-509-406-753-210-119 94-167 290-110 443 60 157 174 219 395 214 34 0 98-38 103 27 2 49-55 99-96 104-276 32-523-121-573-350-55-257 55-525 320-614 136-46 349-41 486 5-236-247-523-327-845-247-463 114-736 539-669 1023 59 428 456 756 911 750 130-3 256-10 382 29 315 100 468 201 552 390 30-144 92-278 149-416-272-235-208-390-208-833z">
          <text:p/>
        </draw:path>
        <draw:path draw:style-name="gr5" draw:text-style-name="P3" draw:layer="layout" svg:width="3.176cm" svg:height="5.187cm" svg:x="19.064cm" svg:y="8.309cm" svg:viewBox="0 0 3177 5188" svg:d="M3029 5188c82 0 146-64 148-146 3-81-64-151-146-151l-249-5c7-14 12-32 14-50 9-69-32-135-96-160l-1806-637 1680-403c69-18 119-82 113-153-5-73-60-132-131-139l-1563-185 1424-893c52-32 80-94 68-153-13-60-61-107-120-119l-926-163 733-218c57-17 99-67 107-126 7-60-22-117-75-146l-946-546 691-530c65-49 77-142 27-208-49-64-144-76-208-27l-866 664c-40 30-62 80-57 128 2 50 32 96 74 119l840 484-1006 297c-67 19-109 82-107 151 5 69 55 126 124 139l1167 205-1455 908c-53 34-78 98-66 159 15 62 64 106 126 115l1157 135-1359 327c-65 15-112 72-114 136-3 67 37 126 98 149l1593 569-1778 114c-80 5-141 73-139 151 2 80 67 144 146 146l2880 62z">
          <text:p/>
        </draw:path>
        <draw:path draw:style-name="gr4" draw:text-style-name="P2" draw:layer="layout" svg:width="3.914cm" svg:height="6.571cm" svg:x="18.616cm" svg:y="7.357cm" svg:viewBox="0 0 3915 6572" svg:d="M12 6175c-7-14-12-32-12-46 0-6 0-11 0-13-2-62 20-121 20-121 186-684 1099-4037 1104-4032-2 8 448-1963 448-1963h630l1704 6074c0 0 2 7 2 17 5 13 7 25 7 38 0 245-877 443-1955 443-884 0-1631-134-1873-315-39-20-62-50-75-82zM2075 644l-230 32-990 4930c198 39 461 69 750 84 113-4 232-8 355-8 130 0 259 4 386 11 227-13 450-35 656-73z">
          <text:p/>
        </draw:path>
        <draw:polygon draw:style-name="gr6" draw:text-style-name="P1" draw:layer="layout" svg:width="3.901cm" svg:height="4.607cm" draw:transform="rotate (0.262672052425147) translate (14.3336591259126cm 1.6316284497132cm)" svg:viewBox="0 0 3902 4608" draw:points="3902,2937 2633,2747 3212,1057 1683,1080 1641,0 0,149 1308,598 1281,1671 2455,1752 2002,3252 3470,3475 3823,4608">
          <text:p/>
        </draw:polygon>
        <draw:path draw:style-name="gr3" draw:text-style-name="P1" draw:layer="layout" svg:width="1.214cm" svg:height="1.523cm" svg:x="10.516cm" svg:y="5.826cm" svg:viewBox="0 0 1215 1524" svg:d="M42 816c33-6 61-12 90-16 4 0 10 0 14 2 23 14 44 31 63 44-11 68-23 131-27 196-6 62 2 123 29 181 38 79 98 94 173 58 63-31 115-77 161-129 171-192 273-415 292-673 4-61 4-121-11-180-6-23-14-45-25-64-29-54-75-69-127-40-38 21-73 46-106 75-71 63-128 138-180 215-8 15-16 17-33 15-36-9-69-17-77-61-2-12-11-23-19-31-17-17-13-31 0-48 42-56 81-117 125-173 56-73 129-125 215-161 121-50 231-27 331 54 88 71 150 161 194 261 67 148 96 302 90 465-6 152-46 292-140 415-73 94-162 167-269 219-121 60-250 87-386 83-83-4-162-23-237-60-88-46-140-121-163-215-37-148-14-290 23-432z">
          <text:p/>
        </draw:path>
        <draw:path draw:style-name="gr3" draw:text-style-name="P1" draw:layer="layout" svg:width="0.664cm" svg:height="0.45cm" svg:x="10.376cm" svg:y="6.206cm" svg:viewBox="0 0 665 451" svg:d="M222 214c-62 50-123 54-175 12-46-37-61-102-33-156 27-55 87-82 148-65 64 17 96 71 91 154 26 7 51 15 76 21 100 27 198 55 298 82 27 6 35 16 38 46 2 56-21 102-67 133-21 15-36 13-57-2-100-71-200-142-300-213-6-4-13-8-19-12z">
          <text:p/>
        </draw:path>
        <draw:frame draw:style-name="gr7" draw:text-style-name="P5" draw:layer="layout" svg:width="22.4cm" svg:height="4.65cm" svg:x="3.852cm" svg:y="15.176cm">
          <draw:text-box>
            <text:p text:style-name="P4"><text:span text:style-name="T1">BATTLEMESH v10</text:span><text:span text:style-name="T2"><text:line-break/></text:span><text:span text:style-name="T2">JUNE 05-11, 2017 <text:s/>VIENNA, AUSTRI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T Sans1" svg:font-family="'PT Sans'"/>
    <style:font-face style:name="Liberation Sans1" svg:font-family="'Liberation Sans'" style:font-pitch="variable"/>
    <style:font-face style:name="PT Sans" svg:font-family="'PT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T Sans2" svg:font-family="'PT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duration>P0D</meta:editing-duration>
    <meta:editing-cycles>1</meta:editing-cycles>
    <meta:generator>LibreOffice/5.1.6.2$MacOSX_X86_64 LibreOffice_project/07ac168c60a517dba0f0d7bc7540f5afa45f0909</meta:generator>
    <meta:creation-date>2017-03-01T10:41:08.564330000</meta:creation-date>
    <meta:document-statistic meta:object-count="16"/>
  </office:meta>
</office:document-meta>
</file>